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="none" draw:textarea-vertical-align="middle" draw:auto-grow-height="false" fo:min-height="3.425cm" fo:min-width="0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067cm" fo:min-width="1.96cm" style:run-through="foreground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744cm" fo:min-width="1.96cm"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423cm" fo:min-width="1.96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1" draw:style-name="gr10"><draw:custom-shape draw:name="Shape1" draw:style-name="gr11" draw:text-style-name="P7" svg:width="1.959cm" svg:height="1.708cm" svg:x="0.526cm" svg:y="0.97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0" draw:style-name="gr12" draw:text-style-name="P7" svg:width="1.959cm" svg:height="1.191cm" svg:x="0.526cm" svg:y="0.97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" draw:style-name="gr13" draw:text-style-name="P7" svg:width="1.959cm" svg:height="0.676cm" svg:x="0.526cm" svg:y="0.97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text:anchor-type="paragraph" draw:z-index="1" draw:name="DrawObject1_0" draw:style-name="gr10"><draw:custom-shape draw:name="Shape1_5" draw:style-name="gr11" draw:text-style-name="P7" svg:width="1.959cm" svg:height="1.708cm" svg:x="0.473cm" svg:y="3.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6" draw:style-name="gr12" draw:text-style-name="P7" svg:width="1.959cm" svg:height="1.191cm" svg:x="0.473cm" svg:y="3.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7" draw:style-name="gr13" draw:text-style-name="P7" svg:width="1.959cm" svg:height="0.676cm" svg:x="0.473cm" svg:y="3.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text:anchor-type="paragraph" draw:z-index="2" draw:name="DrawObject1_1" draw:style-name="gr10"><draw:custom-shape draw:name="Shape1_8" draw:style-name="gr11" draw:text-style-name="P7" svg:width="1.959cm" svg:height="1.708cm" svg:x="6.558cm" svg:y="2.01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9" draw:style-name="gr12" draw:text-style-name="P7" svg:width="1.959cm" svg:height="1.191cm" svg:x="6.558cm" svg:y="2.01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0" draw:style-name="gr13" draw:text-style-name="P7" svg:width="1.959cm" svg:height="0.676cm" svg:x="6.558cm" svg:y="2.01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text:anchor-type="paragraph" draw:z-index="3" draw:name="DrawObject1_2" draw:style-name="gr10"><draw:custom-shape draw:name="Shape1_11" draw:style-name="gr11" draw:text-style-name="P7" svg:width="1.959cm" svg:height="1.708cm" svg:x="12.312cm" svg:y="0.7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2" draw:style-name="gr12" draw:text-style-name="P7" svg:width="1.959cm" svg:height="1.191cm" svg:x="12.312cm" svg:y="0.7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3" draw:style-name="gr13" draw:text-style-name="P7" svg:width="1.959cm" svg:height="0.676cm" svg:x="12.312cm" svg:y="0.7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text:anchor-type="paragraph" draw:z-index="4" draw:name="DrawObject1_3" draw:style-name="gr10"><draw:custom-shape draw:name="Shape1_14" draw:style-name="gr11" draw:text-style-name="P7" svg:width="1.959cm" svg:height="1.708cm" svg:x="12.353cm" svg:y="3.14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5" draw:style-name="gr12" draw:text-style-name="P7" svg:width="1.959cm" svg:height="1.191cm" svg:x="12.353cm" svg:y="3.14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6" draw:style-name="gr13" draw:text-style-name="P7" svg:width="1.959cm" svg:height="0.676cm" svg:x="12.353cm" svg:y="3.14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text:anchor-type="paragraph" draw:z-index="6" draw:name="DrawObject1_4" draw:style-name="gr10"><draw:custom-shape draw:name="Shape1_17" draw:style-name="gr11" draw:text-style-name="P7" svg:width="1.959cm" svg:height="1.708cm" svg:x="0.526cm" svg:y="0.97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8" draw:style-name="gr12" draw:text-style-name="P7" svg:width="1.959cm" svg:height="1.191cm" svg:x="0.526cm" svg:y="0.97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_19" draw:style-name="gr13" draw:text-style-name="P7" svg:width="1.959cm" svg:height="0.676cm" svg:x="0.526cm" svg:y="0.97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frame text:anchor-type="paragraph" draw:z-index="5" draw:name="Shape2" draw:style-name="gr9" draw:text-style-name="P6" svg:width="1.47cm" svg:height="0.583cm" svg:x="0.725cm" svg:y="2.764cm"><draw:text-box><text:p><text:span text:style-name="T1">Quelle 1</text:span></text:p></draw:text-box></draw:frame><draw:frame text:anchor-type="paragraph" draw:z-index="7" draw:name="Shape2_0" draw:style-name="gr9" draw:text-style-name="P6" svg:width="1.47cm" svg:height="0.583cm" svg:x="0.672cm" svg:y="5.583cm"><draw:text-box><text:p><text:span text:style-name="T1">Quelle 2</text:span></text:p></draw:text-box></draw:frame><draw:line text:anchor-type="paragraph" draw:z-index="8" draw:name="Shape3" draw:style-name="gr5" draw:text-style-name="P2" svg:x1="2.577cm" svg:y1="1.917cm" svg:x2="6.281cm" svg:y2="2.751cm"><text:p/></draw:line><draw:line text:anchor-type="paragraph" draw:z-index="9" draw:name="Shape4" draw:style-name="gr5" draw:text-style-name="P2" svg:x1="2.551cm" svg:y1="4.696cm" svg:x2="6.255cm" svg:y2="3.228cm"><text:p/></draw:line><draw:line text:anchor-type="paragraph" draw:z-index="10" draw:name="Shape5" draw:style-name="gr5" draw:text-style-name="P2" svg:x1="8.701cm" svg:y1="2.407cm" svg:x2="12.128cm" svg:y2="1.573cm"><text:p/></draw:line><draw:line text:anchor-type="paragraph" draw:z-index="11" draw:name="Shape6" draw:style-name="gr5" draw:text-style-name="P2" svg:x1="8.622cm" svg:y1="3.175cm" svg:x2="12.261cm" svg:y2="3.731cm"><text:p/></draw:line><draw:frame text:anchor-type="paragraph" draw:z-index="12" draw:name="Shape2_1" draw:style-name="gr8" draw:text-style-name="P6" svg:width="2.303cm" svg:height="0.662cm" svg:x="12.261cm" svg:y="2.487cm"><draw:text-box><text:p><text:span text:style-name="T1">Zielsystem 1</text:span></text:p></draw:text-box></draw:frame><draw:frame text:anchor-type="paragraph" draw:z-index="13" draw:name="Shape2_2" draw:style-name="gr8" draw:text-style-name="P6" svg:width="2.303cm" svg:height="0.662cm" svg:x="12.287cm" svg:y="4.934cm"><draw:text-box><text:p><text:span text:style-name="T1">Zielsystem 2</text:span></text:p></draw:text-box></draw:frame><draw:custom-shape text:anchor-type="paragraph" draw:z-index="14" draw:name="Shape7" draw:style-name="gr7" draw:text-style-name="P5" svg:width="0.65cm" svg:height="3.613cm" draw:transform="rotate (1.5707963267949) translate (2.63525cm 5.81730555555556cm)"><text:p/>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5" draw:name="Shape8" draw:style-name="gr6" draw:text-style-name="P4" svg:width="3.043cm" svg:height="1.033cm" svg:x="2.947cm" svg:y="5.992cm"><draw:text-box><text:p text:style-name="P3">Jeden Tag Anzahl</text:p><text:p text:style-name="P3">der Änderungen</text:p></draw:text-box></draw:frame><draw:line text:anchor-type="paragraph" draw:z-index="16" draw:name="Shape9" draw:style-name="gr5" draw:text-style-name="P2" svg:x1="5.87cm" svg:y1="6.773cm" svg:x2="10.209cm" svg:y2="8.122cm"><text:p/></draw:line><draw:line text:anchor-type="paragraph" draw:z-index="17" draw:name="Shape10" draw:style-name="gr4" draw:text-style-name="P2" svg:x1="10.462cm" svg:y1="6.853cm" svg:x2="10.462cm" svg:y2="9.552cm"><text:p/></draw:line><draw:line text:anchor-type="paragraph" draw:z-index="18" draw:name="Shape11" draw:style-name="gr4" draw:text-style-name="P2" svg:x1="15.198cm" svg:y1="9.563cm" svg:x2="10.462cm" svg:y2="9.551cm"><text:p/></draw:line><draw:path text:anchor-type="paragraph" draw:z-index="19" draw:name="Shape12" draw:style-name="gr4" draw:text-style-name="P2" svg:width="4.321cm" svg:height="2.6cm" draw:transform="rotate (0.450644012864936) translate (10.092519822032cm 7.7690795020542cm)" svg:viewBox="0 0 4322 2601" svg:d="M0 847c911 0 726 322 726 322l222 696 1431-1865-676 1730 816-471 505 993 426-29 477 378 395-117"><text:p/></draw:path><draw:frame text:anchor-type="paragraph" draw:z-index="20" draw:name="Shape13" draw:style-name="gr3" draw:text-style-name="P1" svg:width="1.391cm" svg:height="0.597cm" svg:x="9.072cm" svg:y="6.853cm"><draw:text-box><text:p>Anzahl</text:p></draw:text-box></draw:frame><draw:frame text:anchor-type="paragraph" draw:z-index="21" draw:name="Shape13_0" draw:style-name="gr2" draw:text-style-name="P1" svg:width="2.343cm" svg:height="0.65cm" svg:x="14.496cm" svg:y="9.657cm"><draw:text-box><text:p>Datum</text:p></draw:text-box></draw:frame><draw:frame text:anchor-type="paragraph" draw:z-index="22" draw:name="Shape14" draw:style-name="gr1" draw:text-style-name="P1" svg:width="3.082cm" svg:height="0.646cm" svg:x="6.255cm" svg:y="0.928cm"><draw:text-box><text:p>Data Warehous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3:45:42.861777841</meta:creation-date>
    <dc:date>2020-12-08T13:58:18.886210731</dc:date>
    <meta:editing-duration>PT2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3.1$Linux_X86_64 LibreOffice_project/00$Build-1</meta:generator>
  </office:meta>
</office:document-meta>
</file>